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number="urn:oasis:names:tc:opendocument:xmlns:datastyle:1.0" xmlns:form="urn:oasis:names:tc:opendocument:xmlns:form:1.0" xmlns:math="http://www.w3.org/1998/Math/MathML" xmlns:ooow="http://openoffice.org/2004/writer" xmlns:dr3d="urn:oasis:names:tc:opendocument:xmlns:dr3d:1.0" xmlns:xsi="http://www.w3.org/2001/XMLSchema-instance" xmlns:fo="urn:oasis:names:tc:opendocument:xmlns:xsl-fo-compatible:1.0" xmlns:xlink="http://www.w3.org/1999/xlink" xmlns:office="urn:oasis:names:tc:opendocument:xmlns:office:1.0" xmlns:xsd="http://www.w3.org/2001/XMLSchema"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style="urn:oasis:names:tc:opendocument:xmlns:style:1.0" xmlns:dom="http://www.w3.org/2001/xml-events" xmlns:ooo="http://openoffice.org/2004/office" xmlns:table="urn:oasis:names:tc:opendocument:xmlns:table:1.0" xmlns:dc="http://purl.org/dc/elements/1.1/" xmlns:script="urn:oasis:names:tc:opendocument:xmlns:script:1.0" xmlns:xforms="http://www.w3.org/2002/xforms" xmlns="http://www.w3.org/1999/xhtml" office:version="1.0">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List_20_1" style:list-style-name="List_20_1"/>
    <style:style style:name="P2" style:family="paragraph" style:parent-style-name="Numbering_20_1" style:list-style-name="Numbering_20_1"/>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details_P1" style:parent-style-name="details"/>
    <style:style style:family="paragraph" style:list-style-name="Numbering_20_1" style:name="details_P2" style:parent-style-name="details"/>
    <style:style style:family="paragraph" style:name="details_P3" style:parent-style-name="details">
      <style:paragraph-properties fo:text-align="center" style:justify-single-word="false"/>
    </style:style>
    <style:style style:family="paragraph" style:name="details_P4" style:parent-style-name="details">
      <style:paragraph-properties fo:text-align="end" style:justify-single-word="false"/>
    </style:style>
    <style:style style:family="paragraph" style:name="details_P5" style:parent-style-name="details">
      <style:paragraph-properties fo:text-align="justify" style:justify-single-word="false"/>
    </style:style>
    <style:style style:family="paragraph" style:list-style-name="List_20_1" style:name="note_P1" style:parent-style-name="note"/>
    <style:style style:family="paragraph" style:list-style-name="Numbering_20_1" style:name="note_P2" style:parent-style-name="note"/>
    <style:style style:family="paragraph" style:name="note_P3" style:parent-style-name="note">
      <style:paragraph-properties fo:text-align="center" style:justify-single-word="false"/>
    </style:style>
    <style:style style:family="paragraph" style:name="note_P4" style:parent-style-name="note">
      <style:paragraph-properties fo:text-align="end" style:justify-single-word="false"/>
    </style:style>
    <style:style style:family="paragraph" style:name="note_P5" style:parent-style-name="note">
      <style:paragraph-properties fo:text-align="justify" style:justify-single-word="false"/>
    </style:style>
    <style:style style:family="paragraph" style:list-style-name="List_20_1" style:name="floating_P1" style:parent-style-name="floating"/>
    <style:style style:family="paragraph" style:list-style-name="Numbering_20_1" style:name="floating_P2" style:parent-style-name="floating"/>
    <style:style style:family="paragraph" style:name="floating_P3" style:parent-style-name="floating">
      <style:paragraph-properties fo:text-align="center" style:justify-single-word="false"/>
    </style:style>
    <style:style style:family="paragraph" style:name="floating_P4" style:parent-style-name="floating">
      <style:paragraph-properties fo:text-align="end" style:justify-single-word="false"/>
    </style:style>
    <style:style style:family="paragraph" style:name="floating_P5" style:parent-style-name="floating">
      <style:paragraph-properties fo:text-align="justify" style:justify-single-word="false"/>
    </style:style>
    <style:style style:family="paragraph" style:list-style-name="List_20_1" style:name="Text_20_body_P1" style:parent-style-name="Text_20_body"/>
    <style:style style:family="paragraph" style:list-style-name="Numbering_20_1" style:name="Text_20_body_P2" style:parent-style-name="Text_20_body"/>
    <style:style style:family="paragraph" style:name="Text_20_body_P3" style:parent-style-name="Text_20_body">
      <style:paragraph-properties fo:text-align="center" style:justify-single-word="false"/>
    </style:style>
    <style:style style:family="paragraph" style:name="Text_20_body_P4" style:parent-style-name="Text_20_body">
      <style:paragraph-properties fo:text-align="end" style:justify-single-word="false"/>
    </style:style>
    <style:style style:family="paragraph" style:name="Text_20_body_P5" style:parent-style-name="Text_20_body">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thon (spec)</text:p>
      <text:p text:style-name="Text_20_body">Versiones</text:p>
      <text:p text:style-name="Text_20_body">2.x (2.7)</text:p>
      <text:p text:style-name="Text_20_body">str es ASCII</text:p>
      <text:p text:style-name="Text_20_body">3.x (3.3)</text:p>
      <text:p text:style-name="Text_20_body">str es unicode</text:p>
      <text:p text:style-name="Text_20_body_Details">
      https://docs.python.org/3/howto/unicode.html
    </text:p>
      <text:p text:style-name="Text_20_body">Elección</text:p>
      <text:p text:style-name="Text_20_body">x Soft existente</text:p>
      <text:p text:style-name="Text_20_body">x Características</text:p>
      <text:p text:style-name="Text_20_body">x Preferencias</text:p>
      <text:p text:style-name="Text_20_body">Implementaciones</text:p>
      <text:span text:style-name="T1">https://docs.python-guide.org/starting/which-python/ Python is actually a specification for a language that can be implemented in many different ways.</text:span>
      <text:list text:style-name="List_20_1">
        <text:list-item>
          <text:p text:style-name="Text_20_body_Details_P1">
          CPython. CPython is the reference <text:span text:style-name="T1">implementation</text:span> of <text:span text:style-name="T1">Python</text:span>, written in C. It compiles <text:span text:style-name="T1">Python</text:span> code to intermediate bytecode which is then interpreted by a virtual machine. ...
        </text:p>
        </text:list-item>
        <text:list-item>
          <text:p text:style-name="Text_20_body_Details_P1">
          PyPy. ...
        </text:p>
        </text:list-item>
        <text:list-item>
          <text:p text:style-name="Text_20_body_Details_P1">
          Jython. ...
        </text:p>
        </text:list-item>
        <text:list-item>
          <text:p text:style-name="Text_20_body_Details_P1">
          IronPython. ...
        </text:p>
        </text:list-item>
        <text:list-item>
          <text:p text:style-name="Text_20_body_Details_P1">
          PythonNet.
        </text:p>
        </text:list-item>
      </text:list>
      <text:p text:style-name="Text_20_body_Details"/>
      <text:p text:style-name="Text_20_body_Details">
      ----
    </text:p>
      <text:p text:style-name="Text_20_body">CPython</text:p>
      <text:p text:style-name="Text_20_body_Details">
      CPython is the reference implementation of Python, written in C. It compiles Python code to intermediate bytecode which is then interpreted by a virtual machine. CPython provides the highest level of compatibility with Python packages and C extension modules. If you are writing open-source Python code and want to reach the widest possible audience, targeting CPython is best. To use packages which rely on C extensions to function, CPython is your only implementation option. All versions of the Python language are implemented in C because CPython is the reference implementation.
    </text:p>
      <text:p text:style-name="Text_20_body">Reference implementation</text:p>
      <text:p text:style-name="Text_20_body">C (performant)</text:p>
      <text:p text:style-name="Text_20_body">PyPi</text:p>
      <text:p text:style-name="Text_20_body_Details">
      PyPy is a Python interpreter implemented in a restricted statically-typed subset of the Python language called RPython. The interpreter features a just-in-time compiler and supports multiple back-ends (C, CLI, JVM).
    </text:p>
      <text:p text:style-name="Text_20_body_Details"/>
      <text:p text:style-name="Text_20_body_Details">
      PyPy aims for maximum compatibility with the reference CPython implementation while improving performance.
    </text:p>
      <text:p text:style-name="Text_20_body_Details"/>
      <text:p text:style-name="Text_20_body_Details">
      If you are looking to increase performance of your Python code, it’s worth giving PyPy a try. On a suite of benchmarks, it’s currently over 5 times faster than CPython.
    </text:p>
      <text:p text:style-name="Text_20_body_Details"/>
      <text:p text:style-name="Text_20_body_Details">
      PyPy supports Python 2.7. PyPy3 [1], released in beta, targets Python 3.
    </text:p>
      <text:p text:style-name="Text_20_body">Restricted subset</text:p>
      <text:p text:style-name="Text_20_body">Statically typed</text:p>
      <text:p text:style-name="Text_20_body">RPython JIT (C, CLI, JVM backends)</text:p>
      <text:p text:style-name="Text_20_body">Performance up to 5x</text:p>
      <text:p text:style-name="Text_20_body">2.7 stable - 3 beta</text:p>
      <text:p text:style-name="Text_20_body">Jython</text:p>
      <text:p text:style-name="Text_20_body_Details">
      Jython is a Python implementation that compiles Python code to Java bytecode which is then executed by the JVM (Java Virtual Machine). Additionally, it is able to import and use any Java class like a Python module.
    </text:p>
      <text:p text:style-name="Text_20_body_Details"/>
      <text:p text:style-name="Text_20_body_Details">
      If you need to interface with an existing Java codebase or have other reasons to need to write Python code for the JVM, Jython is the best choice.
    </text:p>
      <text:p text:style-name="Text_20_body_Details"/>
      <text:p text:style-name="Text_20_body_Details">
      Jython currently supports up to Python 2.7. [2]
    </text:p>
      <text:p text:style-name="Text_20_body">IronPython</text:p>
      <text:p text:style-name="Text_20_body_Details">
      IronPython is an implementation of Python for the .NET framework. It can use both Python and .NET framework libraries, and can also expose Python code to other languages in the .NET framework.
    </text:p>
      <text:p text:style-name="Text_20_body_Details"/>
      <text:p text:style-name="Text_20_body_Details">
      Python Tools for Visual Studio integrates IronPython directly into the Visual Studio development environment, making it an ideal choice for Windows developers.
    </text:p>
      <text:p text:style-name="Text_20_body_Details"/>
      <text:p text:style-name="Text_20_body_Details">
      IronPython supports Python 2.7. [3]
    </text:p>
      <text:p text:style-name="Text_20_body">PythonNet</text:p>
      <text:p text:style-name="Text_20_body_Details">
      Python for .NET is a package which provides near seamless integration of a natively installed Python installation with the .NET Common Language Runtime (CLR). This is the inverse approach to that taken by IronPython (see above), to which it is more complementary than competing with.
    </text:p>
      <text:p text:style-name="Text_20_body_Details"/>
      <text:p text:style-name="Text_20_body_Details">
      In conjunction with Mono, pythonnet enables native Python installations on non-Windows operating systems, such as OS X and Linux, to operate within the .NET framework. It can be run in addition to IronPython without conflict.
    </text:p>
      <text:p text:style-name="Text_20_body_Details"/>
      <text:p text:style-name="Text_20_body_Details">
      Pythonnet supports from Python 2.6 up to Python 3.5. [4] [5]
    </text:p>
      <text:p text:style-name="Text_20_body">en C, Python, Java</text:p>
      <text:p text:style-name="Text_20_body">dinamically/statically typed</text:p>
      <text:p text:style-name="Text_20_body">Artículo completo</text:p>
      <text:p text:style-name="Text_20_body_Details">https://docs.python-guide.org/starting/which-python/ </text:p>
      <text:span text:style-name="T1">The State of Python (3 &amp; 2)</text:span>
      <text:a xlink:type="simple" xlink:href="https://docs.python-guide.org/starting/which-python/#the-state-of-python-3-2"/>
      <text:p text:style-name="Text_20_body_Details">When choosing a Python interpreter, one looming question is always present: “Should I choose Python 2 or Python 3”? The answer is a bit more subtle than one might think. </text:p>
      <text:p text:style-name="Text_20_body_Details">The basic gist of the state of things is as follows: </text:p>
      <text:list text:style-name="Numbering_20_1">
        <text:list-item>
          <text:p text:style-name="Text_20_body_Details_P2">Most production applications today use Python 2.7. </text:p>
        </text:list-item>
        <text:list-item>
          <text:p text:style-name="Text_20_body_Details_P2">Python 3 is ready for the production deployment of applications today. </text:p>
        </text:list-item>
        <text:list-item>
          <text:p text:style-name="Text_20_body_Details_P2">Python 2.7 will only receive necessary security updates until 2020 <text:a xlink:type="simple" xlink:href="https://docs.python-guide.org/starting/which-python/#pep373-eol"/>. </text:p>
        </text:list-item>
        <text:list-item>
          <text:p text:style-name="Text_20_body_Details_P2">The brand name “Python” encapsulates both Python 3 and Python 2. </text:p>
        </text:list-item>
      </text:list>
      <text:span text:style-name="T1">Recommendations</text:span>
      <text:a xlink:type="simple" xlink:href="https://docs.python-guide.org/starting/which-python/#recommendations"/>
      <text:p text:style-name="Text_20_body_Details">
<text:span text:style-name="T1">Note</text:span>
</text:p>
      <text:p text:style-name="Text_20_body_Details">The use of Python 3 is highly preferred over Python 2. Consider upgrading your applications and infrastructure if you find yourself still using Python 2 in production today. If you are using Python 3, congratulations — you are indeed a person of excellent taste. —Kenneth Reitz</text:p>
      <text:p text:style-name="Text_20_body_Details">I’ll be blunt: </text:p>
      <text:list text:style-name="List_20_1">
        <text:list-item>
          <text:p text:style-name="Text_20_body_Details_P1">Use Python 3 for new Python applications. </text:p>
        </text:list-item>
        <text:list-item>
          <text:p text:style-name="Text_20_body_Details_P1">If you’re learning Python for the first time, familiarizing yourself with Python 2.7 will be very useful, but not more useful than learning Python 3. </text:p>
        </text:list-item>
        <text:list-item>
          <text:p text:style-name="Text_20_body_Details_P1">Learn both. They are both “Python”. </text:p>
        </text:list-item>
        <text:list-item>
          <text:p text:style-name="Text_20_body_Details_P1">Software that is already built often depends on Python 2.7. </text:p>
        </text:list-item>
        <text:list-item>
          <text:p text:style-name="Text_20_body_Details_P1">If you are writing a new open source Python library, it’s best to write it for both Python 2 and 3 simultaneously. Only supporting Python 3 for a new library you want to be widely adopted is a political statement and will alienate many of your users. This is not a problem — slowly, over the next three years, this will become less the case. </text:p>
        </text:list-item>
      </text:list>
      <text:p text:style-name="Text_20_body">CLI,</text:p>
      <text:p text:style-name="Text_20_body_Details">
      https://docs.python.org/3/tutorial/interpreter.html
    </text:p>
      <text:p text:style-name="Text_20_body_Details">
      https://docs.python.org/2.7/tutorial/interpreter.html
    </text:p>
      <text:list text:style-name="List_20_1">
        <text:list-item>
          <text:p text:style-name="Text_20_body_P1">IPython</text:p>
        </text:list-item>
        <text:list-item>
          <text:p text:style-name="Text_20_body_P1">PythonAnywhere</text:p>
        </text:list-item>
      </text:list>
      <text:p text:style-name="Text_20_body">IDEs</text:p>
      <text:list text:style-name="List_20_1">
        <text:list-item>
          <text:p text:style-name="Text_20_body_P1">IDLE</text:p>
          <text:p text:style-name="Text_20_body_Details_P1">
      http://www.pitt.edu/~naraehan/python3/getting_started_win_first_try.html
    </text:p>
        </text:list-item>
        <text:list-item>
          <text:p text:style-name="Text_20_body_P1">VSCode</text:p>
        </text:list-item>
        <text:list-item>
          <text:p text:style-name="Text_20_body_P1">Sublime</text:p>
        </text:list-item>
        <text:list-item>
          <text:p text:style-name="Text_20_body_P1">Anything</text:p>
        </text:list-item>
        <text:list-item>
          <text:p text:style-name="Text_20_body_P1">PyCharm</text:p>
        </text:list-item>
      </text:list>
      <text:p text:style-name="Text_20_body">Environment install/isolate</text:p>
      <text:list text:style-name="List_20_1">
        <text:list-item>
          <text:p text:style-name="Text_20_body_P1">OS install</text:p>
        </text:list-item>
        <text:list-item>
          <text:p text:style-name="Text_20_body_P1">virtualenv</text:p>
        </text:list-item>
        <text:list-item>
          <text:p text:style-name="Text_20_body_P1">virtualenvwrapper</text:p>
        </text:list-item>
      </text:list>
      <text:p text:style-name="Text_20_body">Usos</text:p>
      <text:list text:style-name="List_20_1">
        <text:list-item>
          <text:p text:style-name="Text_20_body_P1">x estructura</text:p>
          <text:list text:style-name="List_20_1">
            <text:list-item>
              <text:p text:style-name="Text_20_body_P1">shells</text:p>
              <text:list text:style-name="List_20_1">
                <text:list-item>
                  <text:p text:style-name="Text_20_body_P1">2.x strings / 3.x bytes / unicode</text:p>
                  <text:p text:style-name="Text_20_body_Details_P1">
            run / popen
          </text:p>
                  <text:p text:style-name="Text_20_body_Details_P1">
            https://stackoverflow.com/questions/4760215/running-shell-command-and-capturing-the-output
          </text:p>
                  <text:p text:style-name="Text_20_body_Details_P1">
            Unicode
          </text:p>
                  <text:p text:style-name="Text_20_body_Details_P1">
            https://docs.python.org/3/howto/unicode.html
          </text:p>
                </text:list-item>
              </text:list>
            </text:list-item>
            <text:list-item>
              <text:p text:style-name="Text_20_body_P1">Scripting</text:p>
            </text:list-item>
            <text:list-item>
              <text:p text:style-name="Text_20_body_P1">Modules</text:p>
            </text:list-item>
            <text:list-item>
              <text:p text:style-name="Text_20_body_P1">Libs</text:p>
            </text:list-item>
          </text:list>
        </text:list-item>
        <text:list-item>
          <text:p text:style-name="Text_20_body_P1">Utilización</text:p>
          <text:list text:style-name="List_20_1">
            <text:list-item>
              <text:p text:style-name="Text_20_body_P1">Prototipado</text:p>
            </text:list-item>
            <text:list-item>
              <text:p text:style-name="Text_20_body_P1">Performance</text:p>
            </text:list-item>
            <text:list-item>
              <text:p text:style-name="Text_20_body_P1">Integración</text:p>
              <text:list text:style-name="List_20_1">
                <text:list-item>
                  <text:p text:style-name="Text_20_body_P1">Python</text:p>
                </text:list-item>
                <text:list-item>
                  <text:p text:style-name="Text_20_body_P1">C</text:p>
                </text:list-item>
                <text:list-item>
                  <text:p text:style-name="Text_20_body_P1">JVM</text:p>
                </text:list-item>
              </text:list>
            </text:list-item>
          </text:list>
        </text:list-item>
      </text:list>
      <text:p text:style-name="Text_20_body">Orientación</text:p>
      <text:list text:style-name="List_20_1">
        <text:list-item>
          <text:p text:style-name="Text_20_body_P1">OOP</text:p>
        </text:list-item>
        <text:list-item>
          <text:p text:style-name="Text_20_body_P1">Functional</text:p>
        </text:list-item>
        <text:list-item>
          <text:p text:style-name="Text_20_body_P1">Mixed</text:p>
        </text:list-item>
      </text:list>
      <text:p text:style-name="Text_20_body">Lenguaje</text:p>
      <text:list text:style-name="List_20_1">
        <text:list-item>
          <text:p text:style-name="Text_20_body_P1">Declaraciones</text:p>
        </text:list-item>
        <text:list-item>
          <text:p text:style-name="Text_20_body_P1">OO</text:p>
          <text:list text:style-name="List_20_1">
            <text:list-item>
              <text:p text:style-name="Text_20_body_P1">Class info</text:p>
              <text:p text:style-name="Text_20_body_Details_P1">
            Clases
          </text:p>
              <text:p text:style-name="Text_20_body_Details_P1">
            Herencia
          </text:p>
              <text:p text:style-name="Text_20_body_Details_P1">
            Instancias
          </text:p>
              <text:p text:style-name="Text_20_body_Details_P1">
            Atributos
          </text:p>
              <text:p text:style-name="Text_20_body_Details_P1">
            Métodos
          </text:p>
            </text:list-item>
            <text:list-item>
              <text:p text:style-name="Text_20_body_P1">FP</text:p>
            </text:list-item>
          </text:list>
        </text:list-item>
      </text:list>
    </office:text>
  </office:body>
</office:document-content>
</file>

<file path=styles.xml><?xml version="1.0" encoding="utf-8"?>
<office:document-styles xmlns:number="urn:oasis:names:tc:opendocument:xmlns:datastyle:1.0" xmlns:form="urn:oasis:names:tc:opendocument:xmlns:form:1.0" xmlns:math="http://www.w3.org/1998/Math/MathML" xmlns:dr3d="urn:oasis:names:tc:opendocument:xmlns:dr3d:1.0" xmlns:ooow="http://openoffice.org/2004/writer" xmlns:fo="urn:oasis:names:tc:opendocument:xmlns:xsl-fo-compatible:1.0" xmlns:xlink="http://www.w3.org/1999/xlink" xmlns:office="urn:oasis:names:tc:opendocument:xmlns:office:1.0" xmlns:draw="urn:oasis:names:tc:opendocument:xmlns:drawing:1.0" xmlns:meta="urn:oasis:names:tc:opendocument:xmlns:meta:1.0" xmlns:text="urn:oasis:names:tc:opendocument:xmlns:text:1.0" xmlns:chart="urn:oasis:names:tc:opendocument:xmlns:chart:1.0" xmlns:svg="urn:oasis:names:tc:opendocument:xmlns:svg-compatible:1.0" xmlns:oooc="http://openoffice.org/2004/calc" xmlns:dom="http://www.w3.org/2001/xml-events" xmlns:style="urn:oasis:names:tc:opendocument:xmlns:style:1.0" xmlns:ooo="http://openoffice.org/2004/office" xmlns:table="urn:oasis:names:tc:opendocument:xmlns:table:1.0" xmlns:dc="http://purl.org/dc/elements/1.1/" xmlns:script="urn:oasis:names:tc:opendocument:xmlns:script:1.0" office:version="1.0">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de" fo:country="D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family="paragraph" style:class="text" style:parent-style-name="Text_20_body" style:name="Text_body_Note" style:display-name="Text body Note"/>
    <style:style style:family="paragraph" style:class="text" style:parent-style-name="Text_20_body" style:name="Text_body_Details" style:display-name="Text body Details"/>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class="text" style:next-style-name="Text_20_body"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family="paragraph" style:display-name="List 1" style:parent-style-name="List" style:class="list"/>
    <style:style style:name="Numbering_20_1" style:family="paragraph" style:display-name="Numbering 1" style:parent-style-name="List" style:class="list"/>
    <style:style style:name="Error" style:family="paragraph" style:parent-style-name="Text_20_body">
      <style:paragraph-properties style:border-line-width="0.026cm 0.062cm 0.053cm" fo:padding="0.15cm" fo:border="4pt double #ff0000"/>
    </style:style>
    <style:style style:name="ErrorIntro" style:family="text">
      <style:text-properties fo:color="#ff0000" style:text-line-through-style="none" style:text-line-through-width="none" fo:font-weight="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family="paragraph" style:class="text" style:parent-style-name="Text_20_body" style:name="details" style:display-name="details">
      <style:text-properties fo:color="#000000" fo:font-size="10pt"/>
      <style:paragraph-properties fo:background-color=""/>
    </style:style>
    <style:style style:family="paragraph" style:class="text" style:parent-style-name="details" style:name="details_Details" style:display-name="details Details"/>
    <style:style style:family="paragraph" style:class="text" style:parent-style-name="details" style:name="details_Note" style:display-name="details Note"/>
    <style:style style:family="paragraph" style:class="text" style:parent-style-name="Text_20_body" style:name="note" style:display-name="note">
      <style:text-properties fo:color="#000000" fo:font-size="10pt"/>
      <style:paragraph-properties fo:background-color=""/>
    </style:style>
    <style:style style:family="paragraph" style:class="text" style:parent-style-name="note" style:name="note_Details" style:display-name="note Details"/>
    <style:style style:family="paragraph" style:class="text" style:parent-style-name="note" style:name="note_Note" style:display-name="note Note"/>
    <style:style style:family="paragraph" style:class="text" style:parent-style-name="Text_20_body" style:name="floating" style:display-name="floating">
      <style:text-properties fo:color="#000000" fo:font-size="10pt"/>
      <style:paragraph-properties fo:background-color=""/>
    </style:style>
    <style:style style:family="paragraph" style:class="text" style:parent-style-name="floating" style:name="floating_Details" style:display-name="floating Details"/>
    <style:style style:family="paragraph" style:class="text" style:parent-style-name="floating" style:name="floating_Note" style:display-name="floating Note"/>
    <text:outline-style>
      <text:outline-level-style style:num-format="1" text:level="1" text:display-levels="1">
        <style:list-level-properties text:min-label-distance="0.381cm"/>
      </text:outline-level-style>
      <text:outline-level-style style:num-format="1" text:level="2" text:display-levels="2">
        <style:list-level-properties text:min-label-distance="0.381cm"/>
      </text:outline-level-style>
      <text:outline-level-style style:num-format="1" text:level="3" text:display-levels="3">
        <style:list-level-properties text:min-label-distance="0.381cm"/>
      </text:outline-level-style>
      <text:outline-level-style style:num-format="1" text:level="4" text:display-levels="4">
        <style:list-level-properties text:min-label-distance="0.381cm"/>
      </text:outline-level-style>
      <text:outline-level-style style:num-format="1" text:level="5" text:display-levels="5">
        <style:list-level-properties text:min-label-distance="0.381cm"/>
      </text:outline-level-style>
      <text:outline-level-style style:num-format="1" text:level="6" text:display-levels="6">
        <style:list-level-properties text:min-label-distance="0.381cm"/>
      </text:outline-level-style>
      <text:outline-level-style style:num-format="1" text:level="7" text:display-levels="7">
        <style:list-level-properties text:min-label-distance="0.381cm"/>
      </text:outline-level-style>
      <text:outline-level-style style:num-format="1" text:level="8" text:display-levels="8">
        <style:list-level-properties text:min-label-distance="0.381cm"/>
      </text:outline-level-style>
      <text:outline-level-style style:num-format="1" text:level="9" text:display-levels="9">
        <style:list-level-properties text:min-label-distance="0.381cm"/>
      </text:outline-level-style>
      <text:outline-level-style style:num-format="1" text:level="10" text:display-levels="10">
        <style:list-level-properties text:min-label-distance="0.381cm"/>
      </text:outline-level-style>
    </text:outline-style>
    <text:list-style style:name="Numbering_20_1" style:display-name="Numbering 1">
      <text:list-level-style-number text:style-name="Numbering_20_Symbols" style:num-suffix="." style:num-format="1" text:level="1">
        <style:list-level-properties text:list-level-position-and-space-mode="label-alignment">
          <style:list-level-label-alignment text:label-followed-by="listtab" text:list-tab-stop-position="5mm" fo:margin-left="5mm" fo:text-indent="-5mm"/>
        </style:list-level-properties>
      </text:list-level-style-number>
      <text:list-level-style-number text:style-name="Numbering_20_Symbols" style:num-suffix="." style:num-format="1" text:level="2">
        <style:list-level-properties text:list-level-position-and-space-mode="label-alignment">
          <style:list-level-label-alignment text:label-followed-by="listtab" text:list-tab-stop-position="10mm" fo:margin-left="10mm" fo:text-indent="-5mm"/>
        </style:list-level-properties>
      </text:list-level-style-number>
      <text:list-level-style-number text:style-name="Numbering_20_Symbols" style:num-suffix="." style:num-format="1" text:level="3">
        <style:list-level-properties text:list-level-position-and-space-mode="label-alignment">
          <style:list-level-label-alignment text:label-followed-by="listtab" text:list-tab-stop-position="15mm" fo:margin-left="15mm" fo:text-indent="-5mm"/>
        </style:list-level-properties>
      </text:list-level-style-number>
      <text:list-level-style-number text:style-name="Numbering_20_Symbols" style:num-suffix="." style:num-format="1" text:level="4">
        <style:list-level-properties text:list-level-position-and-space-mode="label-alignment">
          <style:list-level-label-alignment text:label-followed-by="listtab" text:list-tab-stop-position="20mm" fo:margin-left="20mm" fo:text-indent="-5mm"/>
        </style:list-level-properties>
      </text:list-level-style-number>
      <text:list-level-style-number text:style-name="Numbering_20_Symbols" style:num-suffix="." style:num-format="1" text:level="5">
        <style:list-level-properties text:list-level-position-and-space-mode="label-alignment">
          <style:list-level-label-alignment text:label-followed-by="listtab" text:list-tab-stop-position="25mm" fo:margin-left="25mm" fo:text-indent="-5mm"/>
        </style:list-level-properties>
      </text:list-level-style-number>
      <text:list-level-style-number text:style-name="Numbering_20_Symbols" style:num-suffix="." style:num-format="1" text:level="6">
        <style:list-level-properties text:list-level-position-and-space-mode="label-alignment">
          <style:list-level-label-alignment text:label-followed-by="listtab" text:list-tab-stop-position="30mm" fo:margin-left="30mm" fo:text-indent="-5mm"/>
        </style:list-level-properties>
      </text:list-level-style-number>
      <text:list-level-style-number text:style-name="Numbering_20_Symbols" style:num-suffix="." style:num-format="1" text:level="7">
        <style:list-level-properties text:list-level-position-and-space-mode="label-alignment">
          <style:list-level-label-alignment text:label-followed-by="listtab" text:list-tab-stop-position="35mm" fo:margin-left="35mm" fo:text-indent="-5mm"/>
        </style:list-level-properties>
      </text:list-level-style-number>
      <text:list-level-style-number text:style-name="Numbering_20_Symbols" style:num-suffix="." style:num-format="1" text:level="8">
        <style:list-level-properties text:list-level-position-and-space-mode="label-alignment">
          <style:list-level-label-alignment text:label-followed-by="listtab" text:list-tab-stop-position="40mm" fo:margin-left="40mm" fo:text-indent="-5mm"/>
        </style:list-level-properties>
      </text:list-level-style-number>
      <text:list-level-style-number text:style-name="Numbering_20_Symbols" style:num-suffix="." style:num-format="1" text:level="9">
        <style:list-level-properties text:list-level-position-and-space-mode="label-alignment">
          <style:list-level-label-alignment text:label-followed-by="listtab" text:list-tab-stop-position="45mm" fo:margin-left="45mm" fo:text-indent="-5mm"/>
        </style:list-level-properties>
      </text:list-level-style-number>
      <text:list-level-style-number text:style-name="Numbering_20_Symbols" style:num-suffix="." style:num-format="1" text:level="10">
        <style:list-level-properties text:list-level-position-and-space-mode="label-alignment">
          <style:list-level-label-alignment text:label-followed-by="listtab" text:list-tab-stop-position="50mm" fo:margin-left="50mm" fo:text-indent="-5mm"/>
        </style:list-level-properties>
      </text:list-level-style-number>
    </text:list-style>
    <text:list-style style:name="List_20_1" style:display-name="List 1">
      <text:list-level-style-bullet text:style-name="Bullet_20_Symbols" text:level="1" text:bullet-char="●">
        <style:list-level-properties text:list-level-position-and-space-mode="label-alignment">
          <style:list-level-label-alignment text:label-followed-by="listtab" text:list-tab-stop-position="4mm" fo:margin-left="4mm" fo:text-indent="-4mm"/>
        </style:list-level-properties>
      </text:list-level-style-bullet>
      <text:list-level-style-bullet text:style-name="Bullet_20_Symbols" text:level="2" text:bullet-char="○">
        <style:list-level-properties text:list-level-position-and-space-mode="label-alignment">
          <style:list-level-label-alignment text:label-followed-by="listtab" text:list-tab-stop-position="8mm" fo:margin-left="8mm" fo:text-indent="-4mm"/>
        </style:list-level-properties>
      </text:list-level-style-bullet>
      <text:list-level-style-bullet text:style-name="Bullet_20_Symbols" text:level="3" text:bullet-char="■">
        <style:list-level-properties text:list-level-position-and-space-mode="label-alignment">
          <style:list-level-label-alignment text:label-followed-by="listtab" text:list-tab-stop-position="12mm" fo:margin-left="12mm" fo:text-indent="-4mm"/>
        </style:list-level-properties>
      </text:list-level-style-bullet>
      <text:list-level-style-bullet text:style-name="Bullet_20_Symbols" text:level="4" text:bullet-char="●">
        <style:list-level-properties text:list-level-position-and-space-mode="label-alignment">
          <style:list-level-label-alignment text:label-followed-by="listtab" text:list-tab-stop-position="16mm" fo:margin-left="16mm" fo:text-indent="-4mm"/>
        </style:list-level-properties>
      </text:list-level-style-bullet>
      <text:list-level-style-bullet text:style-name="Bullet_20_Symbols" text:level="5" text:bullet-char="○">
        <style:list-level-properties text:list-level-position-and-space-mode="label-alignment">
          <style:list-level-label-alignment text:label-followed-by="listtab" text:list-tab-stop-position="20mm" fo:margin-left="20mm" fo:text-indent="-4mm"/>
        </style:list-level-properties>
      </text:list-level-style-bullet>
      <text:list-level-style-bullet text:style-name="Bullet_20_Symbols" text:level="6" text:bullet-char="■">
        <style:list-level-properties text:list-level-position-and-space-mode="label-alignment">
          <style:list-level-label-alignment text:label-followed-by="listtab" text:list-tab-stop-position="24mm" fo:margin-left="24mm" fo:text-indent="-4mm"/>
        </style:list-level-properties>
      </text:list-level-style-bullet>
      <text:list-level-style-bullet text:style-name="Bullet_20_Symbols" text:level="7" text:bullet-char="●">
        <style:list-level-properties text:list-level-position-and-space-mode="label-alignment">
          <style:list-level-label-alignment text:label-followed-by="listtab" text:list-tab-stop-position="28mm" fo:margin-left="28mm" fo:text-indent="-4mm"/>
        </style:list-level-properties>
      </text:list-level-style-bullet>
      <text:list-level-style-bullet text:style-name="Bullet_20_Symbols" text:level="8" text:bullet-char="○">
        <style:list-level-properties text:list-level-position-and-space-mode="label-alignment">
          <style:list-level-label-alignment text:label-followed-by="listtab" text:list-tab-stop-position="32mm" fo:margin-left="32mm" fo:text-indent="-4mm"/>
        </style:list-level-properties>
      </text:list-level-style-bullet>
      <text:list-level-style-bullet text:style-name="Bullet_20_Symbols" text:level="9" text:bullet-char="■">
        <style:list-level-properties text:list-level-position-and-space-mode="label-alignment">
          <style:list-level-label-alignment text:label-followed-by="listtab" text:list-tab-stop-position="36mm" fo:margin-left="36mm" fo:text-indent="-4mm"/>
        </style:list-level-properties>
      </text:list-level-style-bullet>
      <text:list-level-style-bullet text:style-name="Bullet_20_Symbols" text:level="10" text:bullet-char="●">
        <style:list-level-properties text:list-level-position-and-space-mode="label-alignment">
          <style:list-level-label-alignment text:label-followed-by="listtab" text:list-tab-stop-position="40mm" fo:margin-left="40mm" fo:text-indent="-4m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